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ea566d" style:font-size-asian="11pt" style:font-size-complex="11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997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120e5" officeooo:paragraph-rsid="0466806b" style:font-size-asian="11pt" style:font-size-complex="11pt"/>
    </style:style>
    <style:style style:name="P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9b4bec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1" style:family="paragraph" style:parent-style-name="Footnote">
      <style:text-properties officeooo:rsid="04ba495b" officeooo:paragraph-rsid="04ba495b"/>
    </style:style>
    <style:style style:name="P2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ee95f7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466806b" style:font-size-asian="11pt" style:font-style-asian="italic" style:font-size-complex="11pt" style:font-style-complex="italic"/>
    </style:style>
    <style:style style:name="P2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94824" officeooo:paragraph-rsid="03f94824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94824" officeooo:paragraph-rsid="0466806b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b6f8e" officeooo:paragraph-rsid="03fb6f8e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b6f8e" officeooo:paragraph-rsid="0466806b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cb8c3" officeooo:paragraph-rsid="03fcb8c3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cb8c3" officeooo:paragraph-rsid="0466806b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4dca6" officeooo:paragraph-rsid="0404dca6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4dca6" officeooo:paragraph-rsid="0466806b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50b54" officeooo:paragraph-rsid="04050b54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50b54" officeooo:paragraph-rsid="0466806b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7ce51" officeooo:paragraph-rsid="0407ce51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7ce51" officeooo:paragraph-rsid="0466806b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e3aff" officeooo:paragraph-rsid="040e3aff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e3aff" officeooo:paragraph-rsid="0466806b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2175e" officeooo:paragraph-rsid="0412175e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2175e" officeooo:paragraph-rsid="0466806b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441e5" officeooo:paragraph-rsid="041441e5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441e5" officeooo:paragraph-rsid="0466806b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9cae8" officeooo:paragraph-rsid="0419cae8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9cae8" officeooo:paragraph-rsid="0466806b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c3cbb" officeooo:paragraph-rsid="041c3cbb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c3cbb" officeooo:paragraph-rsid="0466806b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9c9bb" officeooo:paragraph-rsid="042b898a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9c9bb" officeooo:paragraph-rsid="0466806b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eb843" officeooo:paragraph-rsid="0441f8aa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eb843" officeooo:paragraph-rsid="0466806b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25756" officeooo:paragraph-rsid="04425756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25756" officeooo:paragraph-rsid="0466806b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11fe" officeooo:paragraph-rsid="044d11fe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11fe" officeooo:paragraph-rsid="0466806b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f5fae" officeooo:paragraph-rsid="044f5fae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f5fae" officeooo:paragraph-rsid="0466806b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b37a4" officeooo:paragraph-rsid="045b37a4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b37a4" officeooo:paragraph-rsid="0466806b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f3617" officeooo:paragraph-rsid="0466806b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6806b" officeooo:paragraph-rsid="0466806b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6806b" officeooo:paragraph-rsid="04684cbe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84cbe" officeooo:paragraph-rsid="04684cbe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9a8d1" officeooo:paragraph-rsid="0469a8d1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 All SC" fo:font-size="11pt" fo:language="en" fo:country="US" fo:font-style="normal" officeooo:rsid="0466806b" officeooo:paragraph-rsid="0466806b" style:font-size-asian="11pt" style:font-style-asian="normal" style:font-size-complex="11pt" style:font-style-complex="normal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a1350" officeooo:paragraph-rsid="046a1350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bcffb" officeooo:paragraph-rsid="046bcffb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e5044" officeooo:paragraph-rsid="046e5044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f9a1e" officeooo:paragraph-rsid="0470ab69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4dbd5" officeooo:paragraph-rsid="0474dbd5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bbb30" style:font-style-asian="italic" style:font-style-complex="italic"/>
    </style:style>
    <style:style style:name="T3" style:family="text">
      <style:text-properties fo:font-style="italic" officeooo:rsid="00019284" style:font-style-asian="italic" style:font-style-complex="italic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30feb5b" style:font-style-asian="normal" style:font-style-complex="normal"/>
    </style:style>
    <style:style style:name="T7" style:family="text">
      <style:text-properties fo:font-style="normal" officeooo:rsid="023d86f1" style:font-style-asian="normal" style:font-style-complex="normal"/>
    </style:style>
    <style:style style:name="T8" style:family="text">
      <style:text-properties fo:font-style="normal" officeooo:rsid="04b865de" style:font-style-asian="normal" style:font-style-complex="normal"/>
    </style:style>
    <style:style style:name="T9" style:family="text">
      <style:text-properties fo:font-style="normal" officeooo:rsid="0338dcc7" style:font-style-asian="normal" style:font-style-complex="normal"/>
    </style:style>
    <style:style style:name="T10" style:family="text">
      <style:text-properties fo:font-style="normal" officeooo:rsid="0345f7cb" style:font-style-asian="normal" style:font-style-complex="normal"/>
    </style:style>
    <style:style style:name="T11" style:family="text">
      <style:text-properties fo:font-style="normal" officeooo:rsid="03ed31da" style:font-style-asian="normal" style:font-style-complex="normal"/>
    </style:style>
    <style:style style:name="T12" style:family="text">
      <style:text-properties fo:font-style="normal" officeooo:rsid="03ee95f7" style:font-style-asian="normal" style:font-style-complex="normal"/>
    </style:style>
    <style:style style:name="T13" style:family="text">
      <style:text-properties fo:font-style="normal" officeooo:rsid="03eefed7" style:font-style-asian="normal" style:font-style-complex="normal"/>
    </style:style>
    <style:style style:name="T14" style:family="text">
      <style:text-properties fo:font-style="normal" officeooo:rsid="03efacf4" style:font-style-asian="normal" style:font-style-complex="normal"/>
    </style:style>
    <style:style style:name="T15" style:family="text">
      <style:text-properties fo:font-style="normal" officeooo:rsid="03eff99c" style:font-style-asian="normal" style:font-style-complex="normal"/>
    </style:style>
    <style:style style:name="T16" style:family="text">
      <style:text-properties fo:font-style="normal" officeooo:rsid="03f02d1b" style:font-style-asian="normal" style:font-style-complex="normal"/>
    </style:style>
    <style:style style:name="T17" style:family="text">
      <style:text-properties fo:font-style="normal" officeooo:rsid="03f03668" style:font-style-asian="normal" style:font-style-complex="normal"/>
    </style:style>
    <style:style style:name="T18" style:family="text">
      <style:text-properties fo:font-style="normal" officeooo:rsid="03f1609e" style:font-style-asian="normal" style:font-style-complex="normal"/>
    </style:style>
    <style:style style:name="T19" style:family="text">
      <style:text-properties fo:font-style="normal" officeooo:rsid="03f22c9f" style:font-style-asian="normal" style:font-style-complex="normal"/>
    </style:style>
    <style:style style:name="T20" style:family="text">
      <style:text-properties fo:font-style="normal" officeooo:rsid="03f2d314" style:font-style-asian="normal" style:font-style-complex="normal"/>
    </style:style>
    <style:style style:name="T21" style:family="text">
      <style:text-properties fo:font-style="normal" officeooo:rsid="03f41832" style:font-style-asian="normal" style:font-style-complex="normal"/>
    </style:style>
    <style:style style:name="T22" style:family="text">
      <style:text-properties fo:font-style="normal" officeooo:rsid="03f572cd" style:font-style-asian="normal" style:font-style-complex="normal"/>
    </style:style>
    <style:style style:name="T23" style:family="text">
      <style:text-properties fo:font-style="normal" officeooo:rsid="03f754df" style:font-style-asian="normal" style:font-style-complex="normal"/>
    </style:style>
    <style:style style:name="T24" style:family="text">
      <style:text-properties fo:font-style="normal" officeooo:rsid="03fa8068" style:font-style-asian="normal" style:font-style-complex="normal"/>
    </style:style>
    <style:style style:name="T25" style:family="text">
      <style:text-properties fo:font-style="normal" officeooo:rsid="03fcb8c3" style:font-style-asian="normal" style:font-style-complex="normal"/>
    </style:style>
    <style:style style:name="T26" style:family="text">
      <style:text-properties fo:font-style="normal" officeooo:rsid="03fd5eb2" style:font-style-asian="normal" style:font-style-complex="normal"/>
    </style:style>
    <style:style style:name="T27" style:family="text">
      <style:text-properties fo:font-style="normal" officeooo:rsid="03ff0da3" style:font-style-asian="normal" style:font-style-complex="normal"/>
    </style:style>
    <style:style style:name="T28" style:family="text">
      <style:text-properties fo:font-style="normal" officeooo:rsid="040059e5" style:font-style-asian="normal" style:font-style-complex="normal"/>
    </style:style>
    <style:style style:name="T29" style:family="text">
      <style:text-properties fo:font-style="normal" officeooo:rsid="04010baa" style:font-style-asian="normal" style:font-style-complex="normal"/>
    </style:style>
    <style:style style:name="T30" style:family="text">
      <style:text-properties fo:font-style="normal" officeooo:rsid="04027d49" style:font-style-asian="normal" style:font-style-complex="normal"/>
    </style:style>
    <style:style style:name="T31" style:family="text">
      <style:text-properties fo:font-style="normal" officeooo:rsid="04035f06" style:font-style-asian="normal" style:font-style-complex="normal"/>
    </style:style>
    <style:style style:name="T32" style:family="text">
      <style:text-properties fo:font-style="normal" officeooo:rsid="0405f29f" style:font-style-asian="normal" style:font-style-complex="normal"/>
    </style:style>
    <style:style style:name="T33" style:family="text">
      <style:text-properties fo:font-style="normal" officeooo:rsid="04084c6f" style:font-style-asian="normal" style:font-style-complex="normal"/>
    </style:style>
    <style:style style:name="T34" style:family="text">
      <style:text-properties fo:font-style="normal" officeooo:rsid="040a299b" style:font-style-asian="normal" style:font-style-complex="normal"/>
    </style:style>
    <style:style style:name="T35" style:family="text">
      <style:text-properties fo:font-style="normal" officeooo:rsid="040ad179" style:font-style-asian="normal" style:font-style-complex="normal"/>
    </style:style>
    <style:style style:name="T36" style:family="text">
      <style:text-properties fo:font-style="normal" officeooo:rsid="040af0f9" style:font-style-asian="normal" style:font-style-complex="normal"/>
    </style:style>
    <style:style style:name="T37" style:family="text">
      <style:text-properties fo:font-style="normal" officeooo:rsid="040bd6be" style:font-style-asian="normal" style:font-style-complex="normal"/>
    </style:style>
    <style:style style:name="T38" style:family="text">
      <style:text-properties fo:font-style="normal" officeooo:rsid="040ccdd2" style:font-style-asian="normal" style:font-style-complex="normal"/>
    </style:style>
    <style:style style:name="T39" style:family="text">
      <style:text-properties fo:font-style="normal" officeooo:rsid="040e98cf" style:font-style-asian="normal" style:font-style-complex="normal"/>
    </style:style>
    <style:style style:name="T40" style:family="text">
      <style:text-properties fo:font-style="normal" officeooo:rsid="04110166" style:font-style-asian="normal" style:font-style-complex="normal"/>
    </style:style>
    <style:style style:name="T41" style:family="text">
      <style:text-properties fo:font-style="normal" officeooo:rsid="041618b1" style:font-style-asian="normal" style:font-style-complex="normal"/>
    </style:style>
    <style:style style:name="T42" style:family="text">
      <style:text-properties fo:font-style="normal" officeooo:rsid="0417ef4b" style:font-style-asian="normal" style:font-style-complex="normal"/>
    </style:style>
    <style:style style:name="T43" style:family="text">
      <style:text-properties fo:font-style="normal" officeooo:rsid="041d2ebd" style:font-style-asian="normal" style:font-style-complex="normal"/>
    </style:style>
    <style:style style:name="T44" style:family="text">
      <style:text-properties fo:font-style="normal" officeooo:rsid="041d8615" style:font-style-asian="normal" style:font-style-complex="normal"/>
    </style:style>
    <style:style style:name="T45" style:family="text">
      <style:text-properties fo:font-style="normal" officeooo:rsid="041eb4d9" style:font-style-asian="normal" style:font-style-complex="normal"/>
    </style:style>
    <style:style style:name="T46" style:family="text">
      <style:text-properties fo:font-style="normal" officeooo:rsid="041f178e" style:font-style-asian="normal" style:font-style-complex="normal"/>
    </style:style>
    <style:style style:name="T47" style:family="text">
      <style:text-properties fo:font-style="normal" officeooo:rsid="041ffa80" style:font-style-asian="normal" style:font-style-complex="normal"/>
    </style:style>
    <style:style style:name="T48" style:family="text">
      <style:text-properties fo:font-style="normal" officeooo:rsid="0421e741" style:font-style-asian="normal" style:font-style-complex="normal"/>
    </style:style>
    <style:style style:name="T49" style:family="text">
      <style:text-properties fo:font-style="normal" officeooo:rsid="0422778d" style:font-style-asian="normal" style:font-style-complex="normal"/>
    </style:style>
    <style:style style:name="T50" style:family="text">
      <style:text-properties fo:font-style="normal" officeooo:rsid="04231de1" style:font-style-asian="normal" style:font-style-complex="normal"/>
    </style:style>
    <style:style style:name="T51" style:family="text">
      <style:text-properties fo:font-style="normal" officeooo:rsid="0424c337" style:font-style-asian="normal" style:font-style-complex="normal"/>
    </style:style>
    <style:style style:name="T52" style:family="text">
      <style:text-properties fo:font-style="normal" officeooo:rsid="04255cf2" style:font-style-asian="normal" style:font-style-complex="normal"/>
    </style:style>
    <style:style style:name="T53" style:family="text">
      <style:text-properties fo:font-style="normal" officeooo:rsid="0425d94f" style:font-style-asian="normal" style:font-style-complex="normal"/>
    </style:style>
    <style:style style:name="T54" style:family="text">
      <style:text-properties fo:font-style="normal" officeooo:rsid="04260fb7" style:font-style-asian="normal" style:font-style-complex="normal"/>
    </style:style>
    <style:style style:name="T55" style:family="text">
      <style:text-properties fo:font-style="normal" officeooo:rsid="0427d0e3" style:font-style-asian="normal" style:font-style-complex="normal"/>
    </style:style>
    <style:style style:name="T56" style:family="text">
      <style:text-properties fo:font-style="normal" officeooo:rsid="042b016e" style:font-style-asian="normal" style:font-style-complex="normal"/>
    </style:style>
    <style:style style:name="T57" style:family="text">
      <style:text-properties fo:font-style="normal" officeooo:rsid="042b641a" style:font-style-asian="normal" style:font-style-complex="normal"/>
    </style:style>
    <style:style style:name="T58" style:family="text">
      <style:text-properties fo:font-style="normal" officeooo:rsid="042b78a1" style:font-style-asian="normal" style:font-style-complex="normal"/>
    </style:style>
    <style:style style:name="T59" style:family="text">
      <style:text-properties fo:font-style="normal" officeooo:rsid="042b898a" style:font-style-asian="normal" style:font-style-complex="normal"/>
    </style:style>
    <style:style style:name="T60" style:family="text">
      <style:text-properties fo:font-style="normal" officeooo:rsid="042cf332" style:font-style-asian="normal" style:font-style-complex="normal"/>
    </style:style>
    <style:style style:name="T61" style:family="text">
      <style:text-properties fo:font-style="normal" officeooo:rsid="042e83e9" style:font-style-asian="normal" style:font-style-complex="normal"/>
    </style:style>
    <style:style style:name="T62" style:family="text">
      <style:text-properties fo:font-style="normal" officeooo:rsid="042ffee7" style:font-style-asian="normal" style:font-style-complex="normal"/>
    </style:style>
    <style:style style:name="T63" style:family="text">
      <style:text-properties fo:font-style="normal" officeooo:rsid="0430dd95" style:font-style-asian="normal" style:font-style-complex="normal"/>
    </style:style>
    <style:style style:name="T64" style:family="text">
      <style:text-properties fo:font-style="normal" officeooo:rsid="04325712" style:font-style-asian="normal" style:font-style-complex="normal"/>
    </style:style>
    <style:style style:name="T65" style:family="text">
      <style:text-properties fo:font-style="normal" officeooo:rsid="0433a976" style:font-style-asian="normal" style:font-style-complex="normal"/>
    </style:style>
    <style:style style:name="T66" style:family="text">
      <style:text-properties fo:font-style="normal" officeooo:rsid="0434f859" style:font-style-asian="normal" style:font-style-complex="normal"/>
    </style:style>
    <style:style style:name="T67" style:family="text">
      <style:text-properties fo:font-style="normal" officeooo:rsid="0435a8d3" style:font-style-asian="normal" style:font-style-complex="normal"/>
    </style:style>
    <style:style style:name="T68" style:family="text">
      <style:text-properties fo:font-style="normal" officeooo:rsid="0435dfbc" style:font-style-asian="normal" style:font-style-complex="normal"/>
    </style:style>
    <style:style style:name="T69" style:family="text">
      <style:text-properties fo:font-style="normal" officeooo:rsid="0437bc96" style:font-style-asian="normal" style:font-style-complex="normal"/>
    </style:style>
    <style:style style:name="T70" style:family="text">
      <style:text-properties fo:font-style="normal" officeooo:rsid="043993f6" style:font-style-asian="normal" style:font-style-complex="normal"/>
    </style:style>
    <style:style style:name="T71" style:family="text">
      <style:text-properties fo:font-style="normal" officeooo:rsid="043b91fc" style:font-style-asian="normal" style:font-style-complex="normal"/>
    </style:style>
    <style:style style:name="T72" style:family="text">
      <style:text-properties fo:font-style="normal" officeooo:rsid="043bfb85" style:font-style-asian="normal" style:font-style-complex="normal"/>
    </style:style>
    <style:style style:name="T73" style:family="text">
      <style:text-properties fo:font-style="normal" officeooo:rsid="043cc921" style:font-style-asian="normal" style:font-style-complex="normal"/>
    </style:style>
    <style:style style:name="T74" style:family="text">
      <style:text-properties fo:font-style="normal" officeooo:rsid="043ec31c" style:font-style-asian="normal" style:font-style-complex="normal"/>
    </style:style>
    <style:style style:name="T75" style:family="text">
      <style:text-properties fo:font-style="normal" officeooo:rsid="0440b885" style:font-style-asian="normal" style:font-style-complex="normal"/>
    </style:style>
    <style:style style:name="T76" style:family="text">
      <style:text-properties fo:font-style="normal" officeooo:rsid="0441f8aa" style:font-style-asian="normal" style:font-style-complex="normal"/>
    </style:style>
    <style:style style:name="T77" style:family="text">
      <style:text-properties fo:font-style="normal" officeooo:rsid="04441e06" style:font-style-asian="normal" style:font-style-complex="normal"/>
    </style:style>
    <style:style style:name="T78" style:family="text">
      <style:text-properties fo:font-style="normal" officeooo:rsid="0444c3e9" style:font-style-asian="normal" style:font-style-complex="normal"/>
    </style:style>
    <style:style style:name="T79" style:family="text">
      <style:text-properties fo:font-style="normal" officeooo:rsid="04469dee" style:font-style-asian="normal" style:font-style-complex="normal"/>
    </style:style>
    <style:style style:name="T80" style:family="text">
      <style:text-properties fo:font-style="normal" officeooo:rsid="0447aaab" style:font-style-asian="normal" style:font-style-complex="normal"/>
    </style:style>
    <style:style style:name="T81" style:family="text">
      <style:text-properties fo:font-style="normal" officeooo:rsid="044833bb" style:font-style-asian="normal" style:font-style-complex="normal"/>
    </style:style>
    <style:style style:name="T82" style:family="text">
      <style:text-properties fo:font-style="normal" officeooo:rsid="0449572f" style:font-style-asian="normal" style:font-style-complex="normal"/>
    </style:style>
    <style:style style:name="T83" style:family="text">
      <style:text-properties fo:font-style="normal" officeooo:rsid="0449c9c8" style:font-style-asian="normal" style:font-style-complex="normal"/>
    </style:style>
    <style:style style:name="T84" style:family="text">
      <style:text-properties fo:font-style="normal" officeooo:rsid="044af379" style:font-style-asian="normal" style:font-style-complex="normal"/>
    </style:style>
    <style:style style:name="T85" style:family="text">
      <style:text-properties fo:font-style="normal" officeooo:rsid="044b5a04" style:font-style-asian="normal" style:font-style-complex="normal"/>
    </style:style>
    <style:style style:name="T86" style:family="text">
      <style:text-properties fo:font-style="normal" officeooo:rsid="044b651d" style:font-style-asian="normal" style:font-style-complex="normal"/>
    </style:style>
    <style:style style:name="T87" style:family="text">
      <style:text-properties fo:font-style="normal" officeooo:rsid="044ee0c0" style:font-style-asian="normal" style:font-style-complex="normal"/>
    </style:style>
    <style:style style:name="T88" style:family="text">
      <style:text-properties fo:font-style="normal" officeooo:rsid="045154b3" style:font-style-asian="normal" style:font-style-complex="normal"/>
    </style:style>
    <style:style style:name="T89" style:family="text">
      <style:text-properties fo:font-style="normal" officeooo:rsid="0451eb9a" style:font-style-asian="normal" style:font-style-complex="normal"/>
    </style:style>
    <style:style style:name="T90" style:family="text">
      <style:text-properties fo:font-style="normal" officeooo:rsid="045329cd" style:font-style-asian="normal" style:font-style-complex="normal"/>
    </style:style>
    <style:style style:name="T91" style:family="text">
      <style:text-properties fo:font-style="normal" officeooo:rsid="04538a11" style:font-style-asian="normal" style:font-style-complex="normal"/>
    </style:style>
    <style:style style:name="T92" style:family="text">
      <style:text-properties fo:font-style="normal" officeooo:rsid="0454acb7" style:font-style-asian="normal" style:font-style-complex="normal"/>
    </style:style>
    <style:style style:name="T93" style:family="text">
      <style:text-properties fo:font-style="normal" officeooo:rsid="0454d059" style:font-style-asian="normal" style:font-style-complex="normal"/>
    </style:style>
    <style:style style:name="T94" style:family="text">
      <style:text-properties fo:font-style="normal" officeooo:rsid="045657ac" style:font-style-asian="normal" style:font-style-complex="normal"/>
    </style:style>
    <style:style style:name="T95" style:family="text">
      <style:text-properties fo:font-style="normal" officeooo:rsid="0456d277" style:font-style-asian="normal" style:font-style-complex="normal"/>
    </style:style>
    <style:style style:name="T96" style:family="text">
      <style:text-properties fo:font-style="normal" officeooo:rsid="045903f5" style:font-style-asian="normal" style:font-style-complex="normal"/>
    </style:style>
    <style:style style:name="T97" style:family="text">
      <style:text-properties fo:font-style="normal" officeooo:rsid="0459ec63" style:font-style-asian="normal" style:font-style-complex="normal"/>
    </style:style>
    <style:style style:name="T98" style:family="text">
      <style:text-properties fo:font-style="normal" officeooo:rsid="045a8101" style:font-style-asian="normal" style:font-style-complex="normal"/>
    </style:style>
    <style:style style:name="T99" style:family="text">
      <style:text-properties fo:font-style="normal" officeooo:rsid="045c0e12" style:font-style-asian="normal" style:font-style-complex="normal"/>
    </style:style>
    <style:style style:name="T100" style:family="text">
      <style:text-properties fo:font-style="normal" officeooo:rsid="045cd7aa" style:font-style-asian="normal" style:font-style-complex="normal"/>
    </style:style>
    <style:style style:name="T101" style:family="text">
      <style:text-properties fo:font-style="normal" officeooo:rsid="045e5cdb" style:font-style-asian="normal" style:font-style-complex="normal"/>
    </style:style>
    <style:style style:name="T102" style:family="text">
      <style:text-properties fo:font-style="normal" officeooo:rsid="046079b5" style:font-style-asian="normal" style:font-style-complex="normal"/>
    </style:style>
    <style:style style:name="T103" style:family="text">
      <style:text-properties fo:font-style="normal" officeooo:rsid="0462b86a" style:font-style-asian="normal" style:font-style-complex="normal"/>
    </style:style>
    <style:style style:name="T104" style:family="text">
      <style:text-properties fo:font-style="normal" officeooo:rsid="0462c375" style:font-style-asian="normal" style:font-style-complex="normal"/>
    </style:style>
    <style:style style:name="T105" style:family="text">
      <style:text-properties fo:font-style="normal" officeooo:rsid="0462eb19" style:font-style-asian="normal" style:font-style-complex="normal"/>
    </style:style>
    <style:style style:name="T106" style:family="text">
      <style:text-properties fo:font-style="normal" officeooo:rsid="04633476" style:font-style-asian="normal" style:font-style-complex="normal"/>
    </style:style>
    <style:style style:name="T107" style:family="text">
      <style:text-properties fo:font-style="normal" officeooo:rsid="0463b94d" style:font-style-asian="normal" style:font-style-complex="normal"/>
    </style:style>
    <style:style style:name="T108" style:family="text">
      <style:text-properties fo:font-style="normal" officeooo:rsid="0463cd32" style:font-style-asian="normal" style:font-style-complex="normal"/>
    </style:style>
    <style:style style:name="T109" style:family="text">
      <style:text-properties fo:font-style="normal" officeooo:rsid="0465c9f3" style:font-style-asian="normal" style:font-style-complex="normal"/>
    </style:style>
    <style:style style:name="T110" style:family="text">
      <style:text-properties fo:font-style="normal" officeooo:rsid="0466806b" style:font-style-asian="normal" style:font-style-complex="normal"/>
    </style:style>
    <style:style style:name="T111" style:family="text">
      <style:text-properties fo:font-style="normal" officeooo:rsid="04684cbe" style:font-style-asian="normal" style:font-style-complex="normal"/>
    </style:style>
    <style:style style:name="T112" style:family="text">
      <style:text-properties fo:font-style="normal" officeooo:rsid="04686ba0" style:font-style-asian="normal" style:font-style-complex="normal"/>
    </style:style>
    <style:style style:name="T113" style:family="text">
      <style:text-properties fo:font-style="normal" officeooo:rsid="046b1469" style:font-style-asian="normal" style:font-style-complex="normal"/>
    </style:style>
    <style:style style:name="T114" style:family="text">
      <style:text-properties fo:font-style="normal" officeooo:rsid="046b20df" style:font-style-asian="normal" style:font-style-complex="normal"/>
    </style:style>
    <style:style style:name="T115" style:family="text">
      <style:text-properties fo:font-style="normal" officeooo:rsid="046bcc2d" style:font-style-asian="normal" style:font-style-complex="normal"/>
    </style:style>
    <style:style style:name="T116" style:family="text">
      <style:text-properties fo:font-style="normal" officeooo:rsid="046cccf3" style:font-style-asian="normal" style:font-style-complex="normal"/>
    </style:style>
    <style:style style:name="T117" style:family="text">
      <style:text-properties fo:font-style="normal" officeooo:rsid="046d0aa3" style:font-style-asian="normal" style:font-style-complex="normal"/>
    </style:style>
    <style:style style:name="T118" style:family="text">
      <style:text-properties fo:font-style="normal" officeooo:rsid="0470ab69" style:font-style-asian="normal" style:font-style-complex="normal"/>
    </style:style>
    <style:style style:name="T119" style:family="text">
      <style:text-properties fo:font-style="normal" officeooo:rsid="0471fcf4" style:font-style-asian="normal" style:font-style-complex="normal"/>
    </style:style>
    <style:style style:name="T120" style:family="text">
      <style:text-properties fo:font-style="normal" officeooo:rsid="04722c0d" style:font-style-asian="normal" style:font-style-complex="normal"/>
    </style:style>
    <style:style style:name="T121" style:family="text">
      <style:text-properties fo:font-style="normal" officeooo:rsid="0472af01" style:font-style-asian="normal" style:font-style-complex="normal"/>
    </style:style>
    <style:style style:name="T122" style:family="text">
      <style:text-properties officeooo:rsid="000a14f6"/>
    </style:style>
    <style:style style:name="T123" style:family="text">
      <style:text-properties officeooo:rsid="005714b7"/>
    </style:style>
    <style:style style:name="T124" style:family="text">
      <style:text-properties officeooo:rsid="00880dbe"/>
    </style:style>
    <style:style style:name="T125" style:family="text">
      <style:text-properties officeooo:rsid="007c6d62"/>
    </style:style>
    <style:style style:name="T126" style:family="text">
      <style:text-properties officeooo:rsid="01c4f176"/>
    </style:style>
    <style:style style:name="T127" style:family="text">
      <style:text-properties officeooo:rsid="03b4652d"/>
    </style:style>
    <style:style style:name="T128" style:family="text">
      <style:text-properties officeooo:rsid="0473a949"/>
    </style:style>
    <style:style style:name="T129" style:family="text">
      <style:text-properties officeooo:rsid="0387836c"/>
    </style:style>
    <style:style style:name="T130" style:family="text">
      <style:text-properties officeooo:rsid="023c6ef8"/>
    </style:style>
    <style:style style:name="T131" style:family="text">
      <style:text-properties officeooo:rsid="023d86f1"/>
    </style:style>
    <style:style style:name="T132" style:family="text">
      <style:text-properties officeooo:rsid="02f83ef8"/>
    </style:style>
    <style:style style:name="T133" style:family="text">
      <style:text-properties officeooo:rsid="030feb5b"/>
    </style:style>
    <style:style style:name="T134" style:family="text">
      <style:text-properties officeooo:rsid="03106751"/>
    </style:style>
    <style:style style:name="T135" style:family="text">
      <style:text-properties officeooo:rsid="0303035b"/>
    </style:style>
    <style:style style:name="T136" style:family="text">
      <style:text-properties officeooo:rsid="03ea566d"/>
    </style:style>
    <style:style style:name="T137" style:family="text">
      <style:text-properties officeooo:rsid="03fcb8c3"/>
    </style:style>
    <style:style style:name="T138" style:family="text">
      <style:text-properties officeooo:rsid="04084c6f"/>
    </style:style>
    <style:style style:name="T139" style:family="text">
      <style:text-properties officeooo:rsid="040e98cf"/>
    </style:style>
    <style:style style:name="T140" style:family="text">
      <style:text-properties officeooo:rsid="0417ef4b"/>
    </style:style>
    <style:style style:name="T141" style:family="text">
      <style:text-properties officeooo:rsid="041d8615"/>
    </style:style>
    <style:style style:name="T142" style:family="text">
      <style:text-properties officeooo:rsid="041ffa80"/>
    </style:style>
    <style:style style:name="T143" style:family="text">
      <style:text-properties officeooo:rsid="0421e741"/>
    </style:style>
    <style:style style:name="T144" style:family="text">
      <style:text-properties officeooo:rsid="04260fb7"/>
    </style:style>
    <style:style style:name="T145" style:family="text">
      <style:text-properties officeooo:rsid="042b898a"/>
    </style:style>
    <style:style style:name="T146" style:family="text">
      <style:text-properties officeooo:rsid="042ffee7"/>
    </style:style>
    <style:style style:name="T147" style:family="text">
      <style:text-properties officeooo:rsid="0435dfbc"/>
    </style:style>
    <style:style style:name="T148" style:family="text">
      <style:text-properties officeooo:rsid="04441e06"/>
    </style:style>
    <style:style style:name="T149" style:family="text">
      <style:text-properties officeooo:rsid="045154b3"/>
    </style:style>
    <style:style style:name="T150" style:family="text">
      <style:text-properties officeooo:rsid="045657ac"/>
    </style:style>
    <style:style style:name="T151" style:family="text">
      <style:text-properties officeooo:rsid="0456d277"/>
    </style:style>
    <style:style style:name="T152" style:family="text">
      <style:text-properties officeooo:rsid="04617afd"/>
    </style:style>
    <style:style style:name="T153" style:family="text">
      <style:text-properties officeooo:rsid="0466806b"/>
    </style:style>
    <style:style style:name="T154" style:family="text">
      <style:text-properties officeooo:rsid="04684cbe"/>
    </style:style>
    <style:style style:name="T155" style:family="text">
      <style:text-properties officeooo:rsid="0470ab69"/>
    </style:style>
    <style:style style:name="T156" style:family="text">
      <style:text-properties officeooo:rsid="0471fcf4"/>
    </style:style>
    <style:style style:name="T157" style:family="text">
      <style:text-properties officeooo:rsid="04722c0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5"><text:s text:c="4"/>Wolfgang <text:span text:style-name="T126">Esser-</text:span>Skala, 20<text:span text:style-name="T134">20</text:span></text:p>
      <text:p text:style-name="P15"/>
      <text:p text:style-name="P15"/>
      <text:p text:style-name="P10">© 20<text:span text:style-name="T134">20</text:span> by Wolfgang <text:span text:style-name="T126">Esser-</text:span>Skala. This edition is licensed under the Creative Commons Attribution<text:span text:style-name="T124">-NonCommercial-ShareAlike</text:span> 4.0 International License. To view a copy of this license, visit http://creativecommons.org/licenses/by<text:span text:style-name="T125">-nc-sa</text:span>/4.0/. </text:p>
      <text:p text:style-name="P9"/>
      <text:p text:style-name="P11">Music engraving by LilyPond 2.18.0 (http://www.lilypond.org).<text:span text:style-name="T123"><text:line-break/>Front matter</text:span> typeset with EB Garamond (http://www.georgduffner.at/ebgaramond).</text:p>
      <text:p text:style-name="P15"/>
      <text:p text:style-name="P8">First <text:span text:style-name="T126">version</text:span>, <text:span text:style-name="T134">January 2020</text:span></text:p>
      <text:p text:style-name="P19"/>
      <text:p text:style-name="P16">P R E F A C E <text:s text:c="2"/><text:span text:style-name="T1">&amp;</text:span> <text:s text:c="2"/>C R I T I C A L <text:s text:c="2"/>R E P O R T </text:p>
      <text:p text:style-name="P16"/>
      <text:p text:style-name="P1"/>
      <text:p text:style-name="P4">This edition bases upon <text:span text:style-name="T136">a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130">https://digital.staatsbibliothek-berlin.de/werkansicht/?PPN=PPN798409592<text:line-break/><text:tab/></text:span>(siglum<text:span text:style-name="T128"> </text:span>Mus.<text:span text:style-name="T130">ms. 18710</text:span>)</text:p>
      <text:p text:style-name="P2"/>
      <text:p text:style-name="P6">In general, this edition closely follows the <text:span text:style-name="T129">manuscript. </text:span>Any<text:span text:style-name="T132"> </text:span>changes <text:span text:style-name="T122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text:tab/><text:line-break/><text:line-break/><text:line-break/></text:span><text:span text:style-name="T2">Mv.<text:tab/></text:span><text:span text:style-name="T3">Bar<text:tab/>Staff<text:tab/>Note</text:span><text:span text:style-name="T9"><text:line-break/></text:span><text:span text:style-name="T110">1.</text:span><text:span text:style-name="T13">1</text:span><text:span text:style-name="T9"><text:tab/></text:span><text:span text:style-name="T17">3<text:tab/>vl 2<text:tab/>3rd quarter in Ms: e′8–d′8<text:line-break/><text:tab/></text:span><text:span text:style-name="T13">16</text:span><text:span text:style-name="T9"><text:tab/></text:span><text:span text:style-name="T13">vl 1</text:span><text:span text:style-name="T8"><text:note text:id="ftn1" text:note-class="footnote"><text:note-citation>1</text:note-citation><text:note-body><text:p text:style-name="P21">Abbreviations: <text:span text:style-name="T135">A, alto; B, basso; Ev, Evangelist; </text:span>Ms, manuscript;<text:span text:style-name="T130"> </text:span>org, organ; <text:span text:style-name="T157">Pi, Pilatus; r, rest; S, soprano; T, tenore</text:span>.</text:p></text:note-body></text:note></text:span><text:span text:style-name="T13"><text:tab/>1st note in Ms: d′16.</text:span><text:span text:style-name="T21"><text:line-break/><text:tab/>16<text:tab/>vla<text:tab/>8th 32th in Ms: a32</text:span><text:span text:style-name="T14"><text:line-break/><text:tab/>19<text:tab/></text:span><text:span text:style-name="T23">ob 1, </text:span><text:span text:style-name="T14">vl 1<text:tab/>3rd quarter in Ms: g′8.–fis′32–g′32</text:span><text:span text:style-name="T15"><text:line-break/><text:tab/>24<text:tab/>vl 1<text:tab/>4th eighth in Ms: fis″8</text:span><text:span text:style-name="T18"><text:line-break/><text:tab/>70<text:tab/>vl 2<text:tab/>2nd eighth in Ms: d″8</text:span><text:span text:style-name="T20"><text:line-break/><text:tab/>74<text:tab/>T<text:tab/>1st eighth in Ms: r8</text:span><text:span text:style-name="T16"><text:line-break/><text:tab/>78<text:tab/>vl 1</text:span><text:span text:style-name="T13"><text:tab/>1st note in Ms: d′16.</text:span><text:span text:style-name="T22"><text:line-break/><text:tab/>80<text:tab/>vl 1, 2<text:tab/>1st quarter in Ms: d′8–b8</text:span><text:span text:style-name="T19"><text:line-break/><text:tab/>110<text:tab/>vl 2<text:tab/>1st eighth in Ms: r8</text:span><text:span text:style-name="T26"><text:line-break/></text:span><text:span text:style-name="T110">1.</text:span><text:span text:style-name="T26">4<text:tab/></text:span><text:span text:style-name="T29">15–21<text:tab/>org<text:tab/>rests in Ms<text:line-break/><text:tab/></text:span><text:span text:style-name="T26">18<text:tab/>S<text:tab/>1st quarter in Ms: es″4</text:span><text:span text:style-name="T31"><text:line-break/><text:tab/>20<text:tab/>vla<text:tab/>last eighth in Ms: a8</text:span><text:span text:style-name="T28"><text:line-break/><text:tab/>34<text:tab/>A<text:tab/>1st half note in Ms: a′2</text:span><text:span text:style-name="T30"><text:line-break/><text:tab/>47<text:tab/>B<text:tab/>1st half note in Ms: f2</text:span><text:span text:style-name="T32"><text:line-break/></text:span><text:span text:style-name="T110">1.</text:span><text:span text:style-name="T32">6<text:tab/>8<text:tab/>T<text:tab/>last quarter in Ms: f′4</text:span><text:span text:style-name="T37"><text:line-break/></text:span><text:span text:style-name="T110">1.</text:span><text:span text:style-name="T37">8<text:tab/>20<text:tab/>vl 2<text:tab/>5th eighth in Ms: a′8</text:span><text:span text:style-name="T38"><text:line-break/><text:tab/>35<text:tab/>vl 2<text:tab/>3rd eighth in Ms: dis″8</text:span><text:span text:style-name="T41"><text:line-break/></text:span><text:span text:style-name="T110">1.</text:span><text:span text:style-name="T41">11<text:tab/>1<text:tab/>Ev<text:tab/>8th sixteenth in Ms: fis′16</text:span><text:span text:style-name="T43"><text:line-break/></text:span><text:span text:style-name="T110">1.</text:span><text:span text:style-name="T43">13<text:tab/>16<text:tab/>org<text:tab/>2nd half note in Ms: g2</text:span><text:span text:style-name="T56"><text:line-break/></text:span><text:span text:style-name="T110">1.</text:span><text:span text:style-name="T57">1</text:span><text:span text:style-name="T56">4<text:tab/></text:span><text:span text:style-name="T57">–<text:tab/>org<text:tab/>In the Ms, bass figures only appear in bars 2, 5, 6, 15,</text:span><text:span text:style-name="T58"><text:line-break/><text:tab/><text:tab/><text:tab/></text:span><text:span text:style-name="T57">20, 21, 53,</text:span><text:span text:style-name="T58"> </text:span><text:span text:style-name="T57">54, 91</text:span><text:span text:style-name="T58">, 113–115, 124, 128, and 131–138.</text:span><text:span text:style-name="T57"><text:line-break/></text:span><text:span text:style-name="T61"><text:tab/>99<text:tab/>vla<text:tab/>bar in Ms: a4–r8<text:line-break/></text:span><text:span text:style-name="T57"><text:tab/></text:span><text:span text:style-name="T56">99<text:tab/>org<text:tab/>bar in Ms: A4–r8</text:span><text:span text:style-name="T60"><text:line-break/><text:tab/>120<text:tab/>vl 1<text:tab/>1st eighth in Ms: dis″8</text:span><text:span text:style-name="T72"><text:line-break/></text:span><text:span text:style-name="T110">1.</text:span><text:span text:style-name="T72">15<text:tab/></text:span><text:span text:style-name="T75">3<text:tab/>Ev<text:tab/>4th eighth in Ms: es′8<text:line-break/><text:tab/></text:span><text:span text:style-name="T72">11<text:tab/>org<text:tab/>1st quarter in Ms: Bes4</text:span><text:span text:style-name="T73"><text:line-break/><text:tab/>54<text:tab/>vl 2<text:tab/>last quarter in Ms: g′16.–g′32–g′16.–g′32</text:span><text:span text:style-name="T74"><text:line-break/><text:tab/>57<text:tab/>vla<text:tab/>2nd note in Ms: f′4</text:span><text:span text:style-name="T78"><text:line-break/></text:span><text:span text:style-name="T110">1.</text:span><text:span text:style-name="T78">16<text:tab/></text:span><text:span text:style-name="T79">–<text:tab/>org<text:tab/></text:span><text:span text:style-name="T57">In the Ms, bass figures only appear in bars</text:span><text:span text:style-name="T79"> 1–5, 9–11</text:span><text:span text:style-name="T80">, 46–48, and 51.</text:span><text:span text:style-name="T81"><text:line-break/><text:tab/>20<text:tab/>T<text:tab/>1st sixteenth in Ms: c′16</text:span><text:span text:style-name="T83"><text:line-break/><text:tab/>24<text:tab/>vla<text:tab/>1st quarter in Ms: es4</text:span><text:span text:style-name="T84"><text:line-break/><text:tab/>38<text:tab/>vla<text:tab/>2nd eighth in Ms: g8</text:span><text:span text:style-name="T85"><text:line-break/><text:tab/>41<text:tab/>vla<text:tab/>2nd/3rd eighth in Ms: a8–f′8</text:span><text:span text:style-name="T79"><text:line-break/></text:span><text:soft-page-break/><text:span text:style-name="T79"><text:tab/></text:span><text:span text:style-name="T78">45<text:tab/>org<text:tab/>3rd eighth in Ms: d8</text:span><text:span text:style-name="T86"><text:line-break/><text:tab/>63<text:tab/>fag 1<text:tab/>1st eighth in Ms: g16–c′16</text:span><text:span text:style-name="T87"><text:line-break/></text:span><text:span text:style-name="T110">1.</text:span><text:span text:style-name="T87">17<text:tab/>1<text:tab/>B<text:tab/>2nd quarter in Ms: d4</text:span><text:span text:style-name="T92"><text:line-break/></text:span><text:span text:style-name="T110">1.</text:span><text:span text:style-name="T92">18<text:tab/>15<text:tab/>Ev<text:tab/>3rd quarter in Ms: c</text:span><text:span text:style-name="T86">′</text:span><text:span text:style-name="T92">8–c</text:span><text:span text:style-name="T86">′</text:span><text:span text:style-name="T92">16–d</text:span><text:span text:style-name="T86">′</text:span><text:span text:style-name="T92">16</text:span><text:span text:style-name="T98"><text:line-break/><text:tab/>25<text:tab/>vla<text:tab/>2nd/3rd eighth in Ms: e′8–c′8</text:span><text:span text:style-name="T97"><text:line-break/><text:tab/>25<text:tab/>T<text:tab/>2nd eighth in Ms: dis′8</text:span><text:span text:style-name="T100"><text:line-break/></text:span><text:span text:style-name="T110">1.</text:span><text:span text:style-name="T100">19<text:tab/>9<text:tab/></text:span><text:span text:style-name="T101">vl 2, </text:span><text:span text:style-name="T100">A<text:tab/>3rd quarter in Ms: fis′8–fis′8</text:span><text:span text:style-name="T103"><text:line-break/></text:span><text:span text:style-name="T110">1.</text:span><text:span text:style-name="T103">20<text:tab/></text:span><text:span text:style-name="T57">–<text:tab/>org<text:tab/>In the Ms, bass figures only appear in bars</text:span><text:span text:style-name="T109"> 14, 82, and 83.<text:line-break/><text:tab/></text:span><text:span text:style-name="T104">27<text:tab/>vl 1<text:tab/>2nd quarter in Ms: a″16–gis″16</text:span><text:span text:style-name="T105"><text:line-break/><text:tab/>32<text:tab/>A<text:tab/>grace note missing in Ms</text:span><text:span text:style-name="T106"><text:line-break/><text:tab/>58</text:span><text:span text:style-name="T105"><text:tab/>A<text:tab/>grace note missing in Ms</text:span><text:span text:style-name="T107"><text:line-break/><text:tab/>86<text:tab/>cor 2<text:tab/>1st eighth in Ms: b′8</text:span><text:span text:style-name="T108"><text:line-break/><text:tab/>97<text:tab/>cor 2<text:tab/>last eighth in</text:span><text:span text:style-name="T107"> Ms: b′8</text:span><text:span text:style-name="T104"><text:line-break/><text:tab/></text:span><text:span text:style-name="T103">103<text:tab/>org<text:tab/>2nd quarter in Ms: fis4</text:span><text:span text:style-name="T112"><text:line-break/>2.1<text:tab/></text:span><text:span text:style-name="T114">1–6</text:span><text:span text:style-name="T112"><text:tab/></text:span><text:span text:style-name="T114">org</text:span><text:span text:style-name="T112"><text:tab/>bars missing in Ms</text:span><text:span text:style-name="T113"><text:line-break/>2.4<text:tab/></text:span><text:span text:style-name="T114">2<text:tab/>vl 2<text:tab/>3rd eighth in Ms: b′8<text:line-break/><text:tab/>7</text:span><text:span text:style-name="T113"><text:tab/></text:span><text:span text:style-name="T114">A</text:span><text:span text:style-name="T113"><text:tab/>grace note missing in Ms</text:span><text:span text:style-name="T115"><text:line-break/><text:tab/>14<text:tab/>vla<text:tab/>last eighth in Ms: gis′8</text:span><text:span text:style-name="T120"><text:line-break/>2.6<text:tab/>6<text:tab/>S<text:tab/>last quarter in Ms: b′4<text:line-break/>2.7<text:tab/>12<text:tab/>Pi</text:span><text:span text:style-name="T121"><text:tab/>last quarter in Ms: b4</text:span><text:span text:style-name="T10"><text:line-break/></text:span></text:p>
      <text:p text:style-name="P18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133">rolle-bespiegelt-euch-WacR-III-1</text:span>). Your help will be greatly appreciated.</text:p>
      <text:p text:style-name="P7"/>
      <text:p text:style-name="P7"/>
      <text:p text:style-name="P7"><text:span text:style-name="T5">Salzburg, </text:span><text:span text:style-name="T6">January</text:span><text:span text:style-name="T5"> 20</text:span><text:span text:style-name="T6">20</text:span><text:line-break/>Wolfgang <text:span text:style-name="T127">Esser-</text:span>Skala</text:p>
      <text:p text:style-name="P13"/>
      <text:p text:style-name="P13"/>
      <text:p text:style-name="P14"/>
      <text:p text:style-name="P20"><text:line-break/><text:span text:style-name="T136">C O N T E N T S</text:span></text:p>
      <text:p text:style-name="P17"/>
      <text:p text:style-name="P12"/>
      <text:p text:style-name="P63">l u k a s <text:s text:c="2"/>x x i i</text:p>
      <text:p text:style-name="P23"/>
      <text:p text:style-name="P23"><text:span text:style-name="T153">1.</text:span>1<text:tab/><text:span text:style-name="T136">Coro</text:span>: <text:tab/><text:span text:style-name="T136">Beſpiegelt euch in Jeſu Leiden<text:tab/>1</text:span><text:line-break/><text:line-break/><text:span text:style-name="T131">Chor</text:span><text:span text:style-name="T7"><text:tab/>Beſpiegelt euch in Jeſu Leiden,</text:span><text:span text:style-name="T11"><text:line-break/><text:tab/>hier iſt der Urſprung wahrer Freuden,<text:line-break/><text:tab/>hier öffnet ſich das Paradies.<text:line-break/><text:tab/>Zerbrechet Babels Schaugerüſte,<text:line-break/><text:tab/>verlaßt das Blendwerck eitler Lüſte,<text:line-break/><text:tab/>umfaßt den Stamm,</text:span><text:span text:style-name="T12"><text:line-break/><text:tab/></text:span><text:span text:style-name="T11">an dem das Lamm<text:line-break/><text:tab/>ſich vor die Sünder martern ließ.</text:span></text:p>
      <text:p text:style-name="P22"/>
      <text:p text:style-name="P22"/>
      <text:p text:style-name="P25"><text:span text:style-name="T153">1.2</text:span><text:tab/>Choral:<text:tab/>Gute Nacht, o Weſen<text:tab/>1<text:span text:style-name="T5"><text:line-break/><text:line-break/></text:span>Chor<text:span text:style-name="T5"><text:tab/>Gute Nacht, o Weſen,<text:line-break/><text:tab/>das die Welt erleſen,<text:line-break/><text:tab/>mir gefällſt du nicht.<text:line-break/><text:tab/>Gute Nacht, ihr S</text:span><text:span text:style-name="T24">ü</text:span><text:span text:style-name="T5">nden</text:span><text:span text:style-name="T24">,<text:line-break/><text:tab/>bleibet weit dahinden,<text:line-break/><text:tab/>kommt nicht mehr ans Licht.<text:line-break/><text:tab/>Gute Nacht, du Stolz und Pracht,<text:line-break/><text:tab/>dir ſey gantz, du Laſterleben,<text:line-break/><text:tab/>gute Nacht gegeben.</text:span></text:p>
      <text:p text:style-name="P24"/>
      <text:p text:style-name="P24"/>
      <text:p text:style-name="P27"><text:span text:style-name="T153">1.3</text:span><text:tab/>Recitativo:<text:tab/>Und Jeſus ging hinau<text:span text:style-name="T137">s</text:span><text:tab/>1<text:span text:style-name="T5"><text:line-break/><text:line-break/></text:span>Evangeliſt<text:span text:style-name="T5"><text:tab/>Und Jeſus ging hinau</text:span><text:span text:style-name="T25">s<text:line-break/><text:tab/>nach </text:span><text:span text:style-name="T45">S</text:span><text:span text:style-name="T25">einer Gewohnheit an den Öhlberg.<text:line-break/><text:tab/>Es folgeten </text:span><text:span text:style-name="T46">I</text:span><text:span text:style-name="T25">hm aber </text:span><text:span text:style-name="T46">S</text:span><text:span text:style-name="T25">eine Jünger nach<text:line-break/><text:tab/>an den ſelbgen Ort.</text:span></text:p>
      <text:p text:style-name="P26"/>
      <text:p text:style-name="P26"/>
      <text:p text:style-name="P29"><text:span text:style-name="T153">1.</text:span>4<text:tab/>Coro:<text:tab/>Laßet uns zu Jeſu hinaus gehen<text:tab/>1<text:span text:style-name="T5"><text:line-break/><text:line-break/></text:span>Chor der<text:span text:style-name="T5"><text:tab/>Laßet uns zu Jeſu hinaus gehen<text:line-break/></text:span>chriſtlichen<text:span text:style-name="T5"><text:tab/></text:span><text:span text:style-name="T27">außer dem Lager</text:span><text:span text:style-name="T5"><text:line-break/></text:span>Kirche<text:span text:style-name="T5"><text:tab/></text:span><text:span text:style-name="T27">und </text:span><text:span text:style-name="T46">S</text:span><text:span text:style-name="T27">eine Schmach tragen.</text:span></text:p>
      <text:p text:style-name="P28"/>
      <text:p text:style-name="P28"/>
      <text:p text:style-name="P31"><text:span text:style-name="T153">1.5</text:span><text:tab/>Recitativo:<text:tab/>Und als <text:span text:style-name="T142">E</text:span>r dahin kam<text:tab/>1<text:span text:style-name="T5"><text:line-break/><text:line-break/></text:span>Evangeliſt<text:span text:style-name="T5"><text:tab/>Und als </text:span><text:span text:style-name="T47">E</text:span><text:span text:style-name="T5">r dahin kam,<text:line-break/><text:tab/>ſprach </text:span><text:span text:style-name="T47">E</text:span><text:span text:style-name="T5">r zu ihnen:<text:line-break/><text:line-break/></text:span>Jeſus<text:span text:style-name="T5"><text:tab/>Betet, auf daß ihr nicht in Anfechtung fallet.<text:line-break/><text:line-break/></text:span><text:soft-page-break/>Evangeliſt<text:span text:style-name="T5"><text:tab/>Und </text:span><text:span text:style-name="T48">E</text:span><text:span text:style-name="T5">r riß sich von ihnen<text:line-break/><text:tab/>bey einen Steinwurff<text:line-break/><text:tab/>und kniete nieder, betete und ſprach:<text:line-break/><text:line-break/></text:span>Jeſus<text:span text:style-name="T5"><text:tab/>Vater, willſt du, ſo nimm dieſen Kelch von mir.<text:line-break/><text:tab/>Doch nicht mein, ſondern dein Wille geſchehe.<text:line-break/><text:line-break/></text:span>Evangeliſt<text:span text:style-name="T5"><text:tab/>Es erſchien </text:span><text:span text:style-name="T48">I</text:span><text:span text:style-name="T5">hm aber ein Engel vom Himmel<text:line-break/><text:tab/>und ſtärckte </text:span><text:span text:style-name="T48">I</text:span><text:span text:style-name="T5">hn.</text:span></text:p>
      <text:p text:style-name="P30"/>
      <text:p text:style-name="P30"/>
      <text:p text:style-name="P33"><text:span text:style-name="T153">1.</text:span>6<text:tab/>Choral:<text:tab/>Deinen Engel zu mir ſende<text:tab/>1<text:span text:style-name="T5"><text:line-break/><text:line-break/></text:span>Chor<text:span text:style-name="T5"><text:tab/>Deinen Engel zu mir ſende,<text:line-break/><text:tab/>der des böſen Feindes Macht,<text:line-break/><text:tab/>Liſt und Anſchlag von mir wende <text:line-break/><text:tab/>und mich halt in guter Acht, <text:line-break/><text:tab/>der auch endlich mich zur Ruh <text:line-break/><text:tab/>trage nach dem Himmel zu.</text:span></text:p>
      <text:p text:style-name="P32"/>
      <text:p text:style-name="P32"/>
      <text:p text:style-name="P35"><text:span text:style-name="T153">1.</text:span>7<text:tab/>Recitativo:<text:tab/>Und es kam, daß <text:span text:style-name="T143">E</text:span>r mit dem Tode rang<text:tab/>1<text:span text:style-name="T5"><text:line-break/><text:line-break/></text:span>Evangeliſt<text:span text:style-name="T5"><text:tab/>Und es kam, daß </text:span><text:span text:style-name="T48">E</text:span><text:span text:style-name="T5">r mit dem Tode rang,<text:line-break/><text:tab/>und betete heftiger.<text:line-break/><text:tab/>Es ward aber </text:span><text:span text:style-name="T48">S</text:span><text:span text:style-name="T5">ein Schweiß wie Blutstropfen,<text:line-break/><text:tab/>die fielen auf die Erde.</text:span></text:p>
      <text:p text:style-name="P34"/>
      <text:p text:style-name="P34"/>
      <text:p text:style-name="P35"><text:span text:style-name="T153">1.</text:span>8<text:tab/>Aria:<text:tab/>Wie quälet ſich das höchſte Guth<text:tab/>1<text:span text:style-name="T5"><text:line-break/><text:line-break/></text:span><text:span text:style-name="T138">Canto</text:span><text:span text:style-name="T5"><text:tab/>Wie quälet ſich das höchſte Guth</text:span><text:span text:style-name="T33">,<text:line-break/><text:tab/>mein treuer Heiland ſchwitzet Blut,<text:line-break/><text:tab/></text:span><text:span text:style-name="T49">S</text:span><text:span text:style-name="T33">ein Kummer macht mir Angſt und Schrecken.<text:line-break/><text:tab/>Doch</text:span><text:span text:style-name="T34"> nein,</text:span><text:span text:style-name="T33"> mein Hertz, erhole dich</text:span><text:span text:style-name="T35">:</text:span><text:span text:style-name="T33"><text:line-break/><text:tab/></text:span><text:span text:style-name="T35">D</text:span><text:span text:style-name="T33">er Liebe Brunnquell öffnet ſich<text:line-break/><text:tab/>und giebt ſich fließend</text:span><text:span text:style-name="T36">,</text:span><text:span text:style-name="T33"> dir zu ſchmecken.</text:span></text:p>
      <text:p text:style-name="P34"/>
      <text:p text:style-name="P34"/>
      <text:p text:style-name="P37"><text:span text:style-name="T153">1.9</text:span><text:tab/>Recitativo:<text:tab/>Und er ſtund auf von dem Gebet<text:tab/>1<text:span text:style-name="T5"><text:line-break/><text:line-break/></text:span>Evangeliſt<text:span text:style-name="T5"><text:tab/>Und </text:span><text:span text:style-name="T50">E</text:span><text:span text:style-name="T5">r ſtund auf von dem Gebet<text:line-break/><text:tab/>und kam zu </text:span><text:span text:style-name="T51">S</text:span><text:span text:style-name="T5">einen Jüngern,<text:line-break/><text:tab/>und fand ſie ſchlafend vor Traurigkeit,<text:line-break/><text:tab/>und ſprach zu ihnen:<text:line-break/><text:line-break/></text:span>Jeſus<text:span text:style-name="T5"><text:tab/>Was ſchlafet ihr? Stehet auf und betet,<text:line-break/><text:tab/>auf daß ihr nicht in Anfechtung fallet.<text:line-break/><text:line-break/></text:span>Evangeliſt<text:span text:style-name="T5"><text:tab/>Da </text:span><text:span text:style-name="T52">E</text:span><text:span text:style-name="T5">r aber noch redete, ſiehe, die Schaar,<text:line-break/><text:tab/>und einer von den Zwölfen, genannt Judas,<text:line-break/><text:tab/>gang für ihnen her und nahete ſich zu Jeſu,<text:line-break/><text:tab/></text:span><text:span text:style-name="T52">I</text:span><text:span text:style-name="T5">hn zu küßen.<text:line-break/><text:tab/>Jeſus aber ſprach zu ih</text:span><text:span text:style-name="T39">m:<text:line-break/><text:line-break/></text:span><text:soft-page-break/><text:span text:style-name="T139">Jeſus</text:span><text:span text:style-name="T39"><text:tab/>Juda! verrätheſt du des Menſchen Sohn<text:line-break/><text:tab/>mit einem Kuß?<text:line-break/><text:line-break/></text:span><text:span text:style-name="T139">Evangeliſt</text:span><text:span text:style-name="T39"><text:tab/>Da aber ſahen, die um </text:span><text:span text:style-name="T52">I</text:span><text:span text:style-name="T39">hn waren,<text:line-break/><text:tab/>was da werden </text:span><text:span text:style-name="T40">w</text:span><text:span text:style-name="T39">ollte, ſprachen ſie zu </text:span><text:span text:style-name="T53">I</text:span><text:span text:style-name="T39">hm:</text:span></text:p>
      <text:p text:style-name="P36"/>
      <text:p text:style-name="P36"/>
      <text:p text:style-name="P39"><text:span text:style-name="T153">1.1</text:span>0<text:tab/>Coro:<text:tab/>HErr, ſollen wir mit dem Schwerdt drein ſchlagen?<text:tab/>1<text:span text:style-name="T5"><text:line-break/><text:line-break/></text:span>Chor<text:span text:style-name="T5"><text:tab/>HErr, ſollen wir mit dem Schwerdt drein ſchlagen?</text:span></text:p>
      <text:p text:style-name="P38"/>
      <text:p text:style-name="P38"/>
      <text:p text:style-name="P41"><text:span text:style-name="T153">1.</text:span>11<text:tab/>Recitativo:<text:tab/>Und einer aus ihnen ſchlug des Hoheprieſters Knecht<text:tab/>1<text:span text:style-name="T5"><text:line-break/><text:line-break/></text:span>Evangeliſt<text:span text:style-name="T5"><text:tab/>Und einer aus ihnen ſchlug</text:span><text:span text:style-name="T42"><text:line-break/><text:tab/></text:span><text:span text:style-name="T5">des Hoheprieſters Knecht</text:span><text:span text:style-name="T42"><text:line-break/><text:tab/>und hieb ihm ſein recht Ohr ab.<text:line-break/><text:tab/>Jeſus aber antwortete und ſprach:<text:line-break/><text:line-break/></text:span><text:span text:style-name="T140">Jeſus</text:span><text:span text:style-name="T42"><text:tab/>Laßet ſie doch ſo ferne machen.<text:line-break/><text:line-break/></text:span><text:span text:style-name="T140">Evangeliſt</text:span><text:span text:style-name="T42"><text:tab/>Und </text:span><text:span text:style-name="T54">E</text:span><text:span text:style-name="T42">r rührete ſein Ohr an<text:line-break/><text:tab/>und heilete ihn.</text:span></text:p>
      <text:p text:style-name="P40"/>
      <text:p text:style-name="P40"/>
      <text:p text:style-name="P43"><text:span text:style-name="T153">1.1</text:span>2<text:tab/>Choral:<text:tab/>Laß mich an andern üben<text:tab/>1<text:span text:style-name="T5"><text:line-break/><text:line-break/></text:span>Chor<text:span text:style-name="T5"><text:tab/>Laß mich an andern üben,<text:line-break/><text:tab/>was du an mir gethan,<text:line-break/><text:tab/>und meinen Nächſten lieben,<text:line-break/><text:tab/>gern dienen jedermann,<text:line-break/><text:tab/>ohn Eigennutz und Heuchelſchein,<text:line-break/><text:tab/>und, wie du mir erwieſen,<text:line-break/><text:tab/>aus reiner Lieb allein.</text:span></text:p>
      <text:p text:style-name="P42"/>
      <text:p text:style-name="P42"/>
      <text:p text:style-name="P45"><text:span text:style-name="T153">1.</text:span>13<text:tab/>Recitativo:<text:tab/>Jeſus aber antwortete zu den Hohenprieſtern<text:tab/>1<text:span text:style-name="T5"><text:line-break/><text:line-break/></text:span>Evangeliſt<text:span text:style-name="T5"><text:tab/>Jeſus aber antwortete zu den Hohenprieſtern</text:span><text:span text:style-name="T44"><text:line-break/><text:tab/>und Hauptleuten des Tempels und den Älteſten,<text:line-break/><text:tab/>die über Ihn kommen waren:<text:line-break/><text:line-break/></text:span><text:span text:style-name="T141">Jeſus</text:span><text:span text:style-name="T44"><text:tab/>Ihr ſeid als zu einem Mörder<text:line-break/><text:tab/>mit Schwerdtern und mit Stangen ausgegangen.<text:line-break/><text:tab/>Ich bin täglich bei euch im Tempel geweſen,<text:line-break/><text:tab/>und ihr habt keine Hand an mich geleget.<text:line-break/><text:tab/>Aber dies iſt eure Stunde<text:line-break/><text:tab/>und die Macht der Finſterniß.<text:line-break/><text:line-break/></text:span><text:span text:style-name="T141">Evangeliſt</text:span><text:span text:style-name="T44"><text:tab/>Sie griffen Ihn aber und führeten Ihn<text:line-break/><text:tab/>und brachten Ihn in des Hoheprieſters Haus.<text:line-break/><text:tab/>Petrus aber folgete von ferne.<text:line-break/><text:tab/>Da</text:span><text:span text:style-name="T54"> zündeten ſie ein Feuer an mitten im Pallaſt,<text:line-break/><text:tab/>und ſetzten ſich zuſammen,<text:line-break/><text:tab/>und Petrus ſazte ſich unter ſie.<text:line-break/></text:span><text:soft-page-break/><text:span text:style-name="T54"><text:tab/>Da ſahe ihn eine Magd ſitzen bey dem Licht<text:line-break/><text:tab/>und ſahe </text:span><text:span text:style-name="T55">eben</text:span><text:span text:style-name="T54"> auf ihn und ſprach zu ihm:</text:span><text:span text:style-name="T110"><text:line-break/></text:span><text:span text:style-name="T54"><text:line-break/></text:span><text:span text:style-name="T144">Magd I</text:span><text:span text:style-name="T54"><text:tab/>Dieſer Jünger war auch mit Ihm.<text:line-break/><text:line-break/></text:span><text:span text:style-name="T144">Evageliſt</text:span><text:span text:style-name="T54"><text:tab/> Er aber verleugnete Ihn und ſprach:<text:line-break/><text:line-break/></text:span><text:span text:style-name="T144">Petrus</text:span><text:span text:style-name="T54"><text:tab/>Weib, ich kenne Sein nicht.</text:span></text:p>
      <text:p text:style-name="P44"/>
      <text:p text:style-name="P44"/>
      <text:p text:style-name="P47"><text:span text:style-name="T153">1.1</text:span>4<text:tab/>Aria:<text:tab/>Gepr<text:span text:style-name="T145">i</text:span>ßner Weibes Saamen<text:tab/>1<text:span text:style-name="T5"><text:line-break/><text:line-break/></text:span>Alto<text:span text:style-name="T5"><text:tab/>Geprißner Weibes Saamen,<text:line-break/><text:tab/>ich nenne dich mit Nahmen,<text:line-break/><text:tab/>und weiß wohl, wer du biſt.</text:span><text:span text:style-name="T59"><text:line-break/><text:tab/>Du biſt mein Nazarener,<text:line-break/><text:tab/>du biſt mein Welt Verſöhner,<text:line-break/><text:tab/>des Blut mein höchſtes Labſaal iſt.</text:span></text:p>
      <text:p text:style-name="P46"/>
      <text:p text:style-name="P46"/>
      <text:p text:style-name="P49"><text:span text:style-name="T153">1.1</text:span>5<text:tab/>Recitativo:<text:tab/>Und über eine kleine Weile<text:tab/>1<text:span text:style-name="T5"><text:line-break/><text:line-break/></text:span>Evangeliſt<text:span text:style-name="T5"><text:tab/>Und über eine kleine Weile<text:line-break/><text:tab/>ſahe ihn eine andere und ſprach:<text:line-break/><text:line-break/></text:span>Magd II<text:span text:style-name="T5"><text:tab/>Du biſt auch deren </text:span><text:span text:style-name="T62">E</text:span><text:span text:style-name="T5">iner.<text:line-break/><text:line-break/></text:span>Evangeliſt<text:span text:style-name="T5"><text:tab/>Petrus aber ſprach:<text:line-break/><text:line-break/></text:span>Petrus<text:span text:style-name="T5"><text:tab/>Menſch, ich bins nicht.<text:line-break/><text:line-break/></text:span>Evangeliſt<text:span text:style-name="T5"><text:tab/>Und über eine Weile bey einer Stunde<text:line-break/><text:tab/>bekräftigte es eine andere und ſprach:<text:line-break/><text:line-break/></text:span>Magd III<text:span text:style-name="T5"><text:tab/>Warlich</text:span><text:span text:style-name="T62">, dieſer war auch mit Ihm,<text:line-break/><text:tab/>denn er iſt ein Galiläer.<text:line-break/><text:line-break/></text:span><text:span text:style-name="T146">Evangeliſt</text:span><text:span text:style-name="T62"><text:tab/>Petrus aber ſprach:<text:line-break/><text:line-break/></text:span><text:span text:style-name="T146">Petrus</text:span><text:span text:style-name="T62"><text:tab/>Menſch, ich weiß nicht, was du ſag</text:span><text:span text:style-name="T67">e</text:span><text:span text:style-name="T62">ſt.<text:line-break/><text:line-break/></text:span><text:span text:style-name="T146">Evangeliſt</text:span><text:span text:style-name="T62"><text:tab/>Und alsbald, da er noch</text:span><text:span text:style-name="T63"> redete,<text:line-break/><text:tab/>krähete der Hahn.<text:line-break/><text:tab/>Und der HErr wandte ſich und ſahe Petrum an,<text:line-break/><text:tab/>und Petrus gedachte an des HErr</text:span><text:span text:style-name="T65">e</text:span><text:span text:style-name="T63">n Wort,<text:line-break/><text:tab/>als er zu ihm geſag</text:span><text:span text:style-name="T66">e</text:span><text:span text:style-name="T63">t hatte:<text:line-break/><text:tab/>Ehe denn der Hahn krähet,<text:line-break/><text:tab/>wirſt du mich dreymahl verleugnen.<text:line-break/><text:tab/>Und Petrus ging hinaus<text:line-break/><text:tab/>und weinte bitterlich</text:span><text:span text:style-name="T64">.</text:span><text:span text:style-name="T68"><text:line-break/><text:line-break/></text:span><text:span text:style-name="T147">Petrus</text:span><text:span text:style-name="T68"><text:tab/>Erbarm es, Gott,<text:line-break/><text:tab/>wo geh ich hin</text:span><text:span text:style-name="T69">, </text:span><text:span text:style-name="T68">wo ſoll ich hin?<text:line-break/><text:tab/></text:span><text:span text:style-name="T69">I</text:span><text:span text:style-name="T68">ch </text:span><text:span text:style-name="T70">A</text:span><text:span text:style-name="T68">rmer weiß mir nicht zu rathen.<text:line-break/><text:tab/>Dieweil, nach ſo verfluchten Thaten,<text:line-break/></text:span><text:soft-page-break/><text:span text:style-name="T68"><text:tab/>in Gott verhaßt und mir zuwieder bin,<text:line-break/><text:tab/>vor Angſt erſtarr:<text:line-break/><text:tab/>Mit Gram und Sehnen<text:line-break/><text:tab/>gedenck ich nun an meine Schuld.<text:line-break/><text:tab/>Erſchrocknes Hertz, zerfließe doch in Thränen</text:span><text:span text:style-name="T71">,</text:span><text:span text:style-name="T68"><text:line-break/><text:tab/></text:span><text:span text:style-name="T71">d</text:span><text:span text:style-name="T68">u bringſt dich ſelbſt um Gottes Huld.</text:span><text:span text:style-name="T76"><text:line-break/><text:tab/>Was aber thut die höchſte Liebe,<text:line-break/><text:tab/>die jetzt ihr eigen Leyd vergißt,<text:line-break/><text:tab/>und um mein Heil bekümmert iſt?<text:line-break/><text:tab/>Sie ſpüret, daß ich mich betrübe,<text:line-break/><text:tab/>drum blickt ſie mich mitleidig an,<text:line-break/><text:tab/>und zeiget mir dadurch,<text:line-break/><text:tab/>wie ſie mich lieben kann.</text:span></text:p>
      <text:p text:style-name="P48"/>
      <text:p text:style-name="P48"/>
      <text:p text:style-name="P51"><text:span text:style-name="T153">1.1</text:span>6<text:tab/>Aria:<text:tab/>Werdet ruhig, ihr Gedanken<text:tab/>1<text:span text:style-name="T5"><text:line-break/><text:line-break/></text:span>Petrus<text:span text:style-name="T5"><text:tab/>Werdet ruhig, ihr Gedanken</text:span><text:span text:style-name="T77">,<text:line-break/><text:tab/>meine Treue [</text:span><text:span text:style-name="T148">or:</text:span><text:span text:style-name="T77"> Hoffnung] ſoll nicht wanken</text:span><text:span text:style-name="T82">.</text:span><text:span text:style-name="T77"><text:line-break/><text:tab/></text:span><text:span text:style-name="T82">W</text:span><text:span text:style-name="T77">er will mich verdammen?<text:line-break/><text:tab/>Mein Jeſus iſt hier.<text:line-break/><text:tab/>Bin ich mit verlohrnen Schafen<text:line-break/><text:tab/>mir zum Schaden eingeſchlafen,<text:line-break/><text:tab/>ſo wach ich doch wieder:<text:line-break/><text:tab/>Gott würket in mir.</text:span></text:p>
      <text:p text:style-name="P50"/>
      <text:p text:style-name="P50"/>
      <text:p text:style-name="P53"><text:span text:style-name="T153">1.1</text:span>7<text:tab/>Choral:<text:tab/>Ich fühle zwar der Sünden Schuld<text:tab/>1<text:span text:style-name="T5"><text:line-break/><text:line-break/></text:span>Chor<text:span text:style-name="T5"><text:tab/>Ich fühle zwar der Sünden Schuld,<text:line-break/><text:tab/>die mich bey dir klagt an,<text:line-break/><text:tab/>doch aber deines Sohnes Huld<text:line-break/><text:tab/>hat gnug für mich gethan.<text:line-break/><text:tab/><text:line-break/><text:tab/>Den ſatz ich dir zum Bürgen ein,<text:line-break/><text:tab/>wenn ich ſoll vors Gericht,<text:line-break/><text:tab/>ich kann ja nicht verlohren ſeyn<text:line-break/><text:tab/>in ſolcher Zuverſicht.</text:span></text:p>
      <text:p text:style-name="P52"/>
      <text:p text:style-name="P52"/>
      <text:p text:style-name="P55"><text:span text:style-name="T153">1.</text:span>18<text:tab/>Recitativo:<text:tab/>Die Männer aber, die Jeſum hielten<text:tab/>1<text:span text:style-name="T5"><text:line-break/><text:line-break/></text:span>Evangeliſt<text:span text:style-name="T5"><text:tab/>Die Männer aber, die Jeſum hielten,<text:line-break/><text:tab/>verſpotteten Ihn und ſchlugen Ihn,<text:line-break/><text:tab/>verdeckten Ihn und ſchlugen Ihn ins Angeſicht<text:line-break/><text:tab/>und fragten Ihn und ſprachen:</text:span><text:span text:style-name="T88"><text:line-break/><text:line-break/></text:span><text:span text:style-name="T149">Chor</text:span><text:span text:style-name="T88"><text:tab/>Weisſage, wer iſts, der dich ſchlug?<text:line-break/><text:line-break/></text:span><text:span text:style-name="T149">Evangeliſt</text:span><text:span text:style-name="T88"><text:tab/>Und viel andere Läſterungen</text:span><text:span text:style-name="T90"><text:line-break/><text:tab/></text:span><text:span text:style-name="T88">ſagten ſie wider Ihn.<text:line-break/><text:tab/>Und als es Tag ward,</text:span><text:span text:style-name="T89"> </text:span><text:span text:style-name="T88">ſam</text:span><text:span text:style-name="T90">m</text:span><text:span text:style-name="T88">elten ſich</text:span><text:span text:style-name="T90"><text:line-break/><text:tab/></text:span><text:span text:style-name="T88">die Aelteſten des Volcks,<text:line-break/><text:tab/>die Hohenprieſter und Schrifftgelehrten,<text:line-break/><text:tab/>und führeten Ihn hi</text:span><text:span text:style-name="T93">[</text:span><text:span text:style-name="T88">nauf </text:span><text:span text:style-name="T91">vor</text:span><text:span text:style-name="T88"> ihren] Rath</text:span><text:span text:style-name="T110"> </text:span><text:span text:style-name="T89">u</text:span><text:span text:style-name="T88">nd ſprachen:</text:span><text:span text:style-name="T94"><text:line-break/></text:span><text:soft-page-break/><text:span text:style-name="T150">Chor</text:span><text:span text:style-name="T94"><text:tab/>Biſtu Chriſtus? Sag es uns</text:span><text:span text:style-name="T96">!</text:span><text:span text:style-name="T110"><text:line-break/></text:span><text:span text:style-name="T94"><text:line-break/></text:span><text:span text:style-name="T150">Evangeliſt</text:span><text:span text:style-name="T94"><text:tab/>Er ſprach aber zu ihnen:<text:line-break/><text:line-break/></text:span><text:span text:style-name="T150">Jeſus</text:span><text:span text:style-name="T94"><text:tab/>Sage ichs euch, ſo gläubet ihrs nicht,<text:line-break/><text:tab/>frage ich aber, ſo antwortet ihr mir nicht<text:line-break/><text:tab/>und laßet mich doch nicht los.<text:line-break/><text:tab/>Darum von nun an wird des Menſchen Sohn<text:line-break/><text:tab/>ſitzen zur rechten Hand der Krafft Gottes.<text:line-break/><text:line-break/></text:span><text:span text:style-name="T150">Evangeliſt</text:span><text:span text:style-name="T94"><text:tab/>Da ſprachen ſie alle:</text:span><text:span text:style-name="T95"><text:line-break/><text:line-break/></text:span><text:span text:style-name="T151">Chor</text:span><text:span text:style-name="T95"><text:tab/>Biſtu denn Gottes Sohn?<text:line-break/><text:line-break/></text:span><text:span text:style-name="T151">Evangeliſt</text:span><text:span text:style-name="T95"><text:tab/>Er ſprach zu ihnen:<text:line-break/><text:line-break/></text:span><text:span text:style-name="T151">Jeſus</text:span><text:span text:style-name="T95"><text:tab/>Ihr ſagets, denn ich bins.<text:line-break/><text:line-break/></text:span><text:span text:style-name="T151">Evangeliſt</text:span><text:span text:style-name="T95"><text:tab/>Sie aber ſprachen:</text:span></text:p>
      <text:p text:style-name="P54"/>
      <text:p text:style-name="P54"/>
      <text:p text:style-name="P57"><text:span text:style-name="T153">1.1</text:span>9<text:tab/>Coro:<text:tab/>Was dürfen wir weiter Zeugnis?<text:tab/>1<text:span text:style-name="T5"><text:line-break/><text:line-break/></text:span>Chor<text:span text:style-name="T5"><text:tab/>Was dürfen wir weiter Zeugnis?<text:line-break/><text:tab/>Wi</text:span><text:span text:style-name="T99">r</text:span><text:span text:style-name="T5"> habens ſelbſt gehört aus ſeinem Munde.</text:span></text:p>
      <text:p text:style-name="P56"/>
      <text:p text:style-name="P56"/>
      <text:p text:style-name="P58"><text:span text:style-name="T153">1.</text:span>20<text:tab/>Aria:<text:tab/>Mund der Wahrheit<text:tab/>1<text:span text:style-name="T5"><text:line-break/><text:line-break/></text:span>Al<text:span text:style-name="T152">t</text:span>o<text:span text:style-name="T5"><text:tab/>Mund der Wahrheit,<text:line-break/><text:tab/>deines ewgen Lichtes Klarheit<text:line-break/><text:tab/>zeuget von der letzten Zeit<text:line-break/><text:tab/>in der tiefſten Niedrigkeit.<text:line-break/><text:tab/>Laß uns doch vor dir beſtehen</text:span><text:span text:style-name="T102">,</text:span><text:span text:style-name="T5"><text:line-break/><text:tab/>wenn wir dich in Wolken ſehen<text:line-break/><text:tab/>und de</text:span><text:span text:style-name="T102">s</text:span><text:span text:style-name="T5"> letzten Tages Nacht<text:line-break/><text:tab/>deine Läſtrer zitternd macht.</text:span></text:p>
      <text:p text:style-name="P58"/>
      <text:p text:style-name="P58"/>
      <text:p text:style-name="P63">l u k a s <text:s text:c="2"/>x x i i i</text:p>
      <text:p text:style-name="P59"/>
      <text:p text:style-name="P60">2.1<text:tab/>Recitativo:<text:tab/>Und der gantze Hauffe ſt<text:span text:style-name="T154">u</text:span>nd auf<text:tab/>1<text:span text:style-name="T5"><text:line-break/><text:line-break/></text:span>Evangeliſt<text:span text:style-name="T5"><text:tab/></text:span><text:span text:style-name="T111">Und der gantze Hauffe ſtund auf<text:line-break/><text:tab/>und führten Ihn für Pilatum,<text:line-break/><text:tab/>[und fingen] an, Ihn zu verklagen,<text:line-break/><text:tab/>und ſprachen:</text:span></text:p>
      <text:p text:style-name="P60"/>
      <text:p text:style-name="P60"/>
      <text:p text:style-name="P61">2.2<text:tab/>Coro:<text:tab/>Dieſen finden wir, daß Er das Volck abwendet<text:tab/>1<text:span text:style-name="T5"><text:line-break/><text:line-break/></text:span>Chor<text:span text:style-name="T5"><text:tab/>Dieſen finden wir, daß Er das Volck abwendet<text:line-break/><text:tab/>und verbeut, den Schos dem Kayſer zu geben,<text:line-break/><text:tab/>und ſpricht, Er ſey Chriſtus, ein König.</text:span></text:p>
      <text:p text:style-name="P62"><text:soft-page-break/>2.3<text:tab/>Recitativo:<text:tab/>Pilatus aber fragte Ihn<text:tab/>1<text:span text:style-name="T5"><text:line-break/><text:line-break/></text:span>Evangeliſt<text:span text:style-name="T5"><text:tab/>Pilatus aber fragte Ihn und ſprach:<text:line-break/><text:line-break/></text:span>Pilatus<text:span text:style-name="T5"><text:tab/>Biſtu der Jüden König?<text:line-break/><text:line-break/></text:span>Evangeliſt<text:span text:style-name="T5"><text:tab/>Er antwortete ihm und ſprach:<text:line-break/><text:line-break/></text:span>Jeſus<text:span text:style-name="T5"><text:tab/>Du ſageſts.<text:line-break/><text:line-break/></text:span>Evangeliſt<text:span text:style-name="T5"><text:tab/>Pilatus ſprach zu den Hohenprieſtern und zum Volck:<text:line-break/><text:line-break/></text:span>Pilatus<text:span text:style-name="T5"><text:tab/>Ich finde keine Urſach an dieſem Menſchen.<text:line-break/><text:line-break/></text:span>Evangeliſt<text:span text:style-name="T5"><text:tab/>Sie aber hielten an und ſprachen:</text:span></text:p>
      <text:p text:style-name="P62"/>
      <text:p text:style-name="P62"/>
      <text:p text:style-name="P64">2.4<text:tab/>Coro:<text:tab/>Er hat das Volck erreget<text:tab/>1<text:span text:style-name="T5"><text:line-break/><text:line-break/></text:span>Chor<text:span text:style-name="T5"><text:tab/>Er hat das Volck erreget damit,<text:line-break/><text:tab/>daß er gelehret hat<text:line-break/><text:tab/>hin und her im gantzen jüdiſchen Lande,<text:line-break/><text:tab/>und hat in Galiläa angefangen<text:line-break/><text:tab/>bis hieher.</text:span></text:p>
      <text:p text:style-name="P64"/>
      <text:p text:style-name="P64"/>
      <text:p text:style-name="P65">2.5<text:tab/>Recitativo:<text:tab/>Da aber Pilatus Galiläam hörete<text:tab/>1<text:span text:style-name="T5"><text:line-break/><text:line-break/></text:span>Evangeliſt<text:span text:style-name="T5"><text:tab/>Da aber Pilatus Galiläam hörete,<text:line-break/><text:tab/>fragte er, ob Er aus Galiläa wäre.<text:line-break/><text:tab/>Und als er vernahm,<text:line-break/><text:tab/>daß Er unter Herodes Obrigkeit gehörete,<text:line-break/><text:tab/>überſandte er Ihn zu Herodes,<text:line-break/><text:tab/>welcher in denſelbigen Tagen<text:line-break/><text:tab/>auch zu Jeruſalem war.<text:line-break/><text:tab/>Da aber Herodes Jeſum ſahe,<text:line-break/><text:tab/>ward er ſehr froh,<text:line-break/><text:tab/>denn er hätte Ihn längſt gerne geſehen,<text:line-break/><text:tab/>denn er hatte viel von Ihm gehöret<text:line-break/><text:tab/>und hoff</text:span><text:span text:style-name="T117">e</text:span><text:span text:style-name="T5">te, er würde ein Zeichen von Ihm ſehn.<text:line-break/><text:tab/>Und er fragte Ihn mancherley.<text:line-break/><text:tab/>Er antwortete ihm aber nicht.<text:line-break/><text:tab/>Die Hohenprieſter aber und Schriftgelehrten<text:line-break/><text:tab/>ſtunden und verklagten Ihn hart.<text:line-break/><text:tab/>Aber Herodes mit ſeinem Hofgeſinde<text:line-break/><text:tab/>verachtete und verſpottete Ihn,<text:line-break/><text:tab/>legte Ihm ein weiß Kleid an,<text:line-break/><text:tab/>und ſandte Ihn wieder zu Pilato.<text:line-break/><text:tab/>A</text:span><text:span text:style-name="T116">u</text:span><text:span text:style-name="T5">f dem Tag wurden Pilatus und Herodes<text:line-break/><text:tab/>Freunde miteinander,<text:line-break/><text:tab/>denn zuvor waren ſie einander Feind.</text:span></text:p>
      <text:p text:style-name="P65"/>
      <text:p text:style-name="P66"><text:line-break/><text:line-break/></text:p>
      <text:p text:style-name="P66"><text:soft-page-break/>2.6<text:tab/>Choral:<text:tab/>Iſt Gott für mich, ſo trete<text:tab/>1<text:span text:style-name="T5"><text:line-break/><text:line-break/></text:span>Chor<text:span text:style-name="T5"><text:tab/>Iſt Gott für mich, ſo trete<text:line-break/><text:tab/>gleich alles wider mich.<text:line-break/><text:tab/>[So oft ich ruf und bete,<text:line-break/><text:tab/>weicht alles hinter ſich.]<text:line-break/><text:tab/>Hab ich das Haupt zum Freunde,<text:line-break/><text:tab/>und bin geliebt bey Gott,<text:line-break/><text:tab/>was kann mir thun der Feinde<text:line-break/><text:tab/>und Widerſacher Spott?</text:span></text:p>
      <text:p text:style-name="P66"/>
      <text:p text:style-name="P66"/>
      <text:p text:style-name="P67">2.7<text:tab/>Recitativo:<text:tab/>Pilatus aber rief die Hohenprieſter<text:tab/>1<text:span text:style-name="T5"><text:line-break/><text:line-break/></text:span>Evangeliſt<text:span text:style-name="T5"><text:tab/></text:span><text:span text:style-name="T118">Pilatus aber rief die Hohenprieſter<text:line-break/><text:tab/>und die Oberſten und das Volck zuſammen<text:line-break/><text:tab/>und ſprach zu ihnen:<text:line-break/><text:line-break/></text:span><text:span text:style-name="T155">Pilatus</text:span><text:span text:style-name="T118"><text:tab/>Ihr habt dieſen Menſchen zu mir gebracht,<text:line-break/><text:tab/>als der das Volck abwende.<text:line-break/><text:tab/>Und ſiehe, ich habe Ihn für euch verhöret,<text:line-break/><text:tab/>und finde an dem Menſchen der Sachen keine,<text:line-break/><text:tab/>deren ihr Ihn beſchuldiget.<text:line-break/><text:tab/>Herodes auch nicht,<text:line-break/><text:tab/>denn ich habe euch zu ihm geſandt,<text:line-break/><text:tab/>und ſiehe, man hat nichts auf Ihm gebracht,<text:line-break/><text:tab/>das des Todes werth ſey.<text:line-break/><text:tab/>Darum will ich Ihn züchtigen und loß laßen.</text:span><text:span text:style-name="T119"><text:line-break/><text:line-break/></text:span><text:span text:style-name="T156">Evangeliſt</text:span><text:span text:style-name="T119"><text:tab/>Denn er mußte ihnen einen<text:line-break/><text:tab/>nach Gewohnheit des Feſtes los geben.<text:line-break/><text:tab/>Da ſchrie der gantze Hauffe und ſprach:</text:span></text:p>
      <text:p text:style-name="P67"/>
      <text:p text:style-name="P67"/>
      <text:p text:style-name="P68"><text:span text:style-name="T156">2</text:span>.8<text:tab/>Coro:<text:tab/>Hinweg mit dieſem<text:tab/>1<text:span text:style-name="T5"><text:line-break/><text:line-break/></text:span>Chor<text:span text:style-name="T5"><text:tab/>Hinweg mit dieſem,<text:line-break/><text:tab/>und gib uns Barrabam loß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2-21T21:06:19.276625505</dc:date>
    <dc:creator>Wolfgang Skala</dc:creator>
    <meta:editing-duration>P10DT20H48M55S</meta:editing-duration>
    <meta:editing-cycles>1024</meta:editing-cycles>
    <meta:generator>LibreOffice/4.2.8.2$Linux_X86_64 LibreOffice_project/420m0$Build-2</meta:generator>
    <meta:document-statistic meta:table-count="0" meta:image-count="1" meta:object-count="0" meta:page-count="11" meta:paragraph-count="43" meta:word-count="2443" meta:character-count="13963" meta:non-whitespace-character-count="11253"/>
  </office:meta>
</office:document-meta>
</file>